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b33e" officeooo:paragraph-rsid="001eb33e"/>
    </style:style>
    <style:style style:name="P2" style:family="paragraph" style:parent-style-name="Text_20_body">
      <style:text-properties fo:font-style="normal" officeooo:rsid="00691d35" officeooo:paragraph-rsid="00691d35" fo:background-color="#ffa6a6" style:font-style-asian="normal" style:font-style-complex="normal"/>
    </style:style>
    <style:style style:name="P3" style:family="paragraph" style:parent-style-name="Text_20_body">
      <style:text-properties officeooo:rsid="0022e39a" officeooo:paragraph-rsid="004307b7"/>
    </style:style>
    <style:style style:name="P4" style:family="paragraph" style:parent-style-name="Title">
      <style:text-properties officeooo:rsid="001eb33e" officeooo:paragraph-rsid="001eb33e"/>
    </style:style>
    <style:style style:name="P5" style:family="paragraph" style:parent-style-name="Heading_20_1">
      <style:text-properties officeooo:rsid="004307b7" officeooo:paragraph-rsid="004307b7"/>
    </style:style>
    <style:style style:name="P6" style:family="paragraph" style:parent-style-name="Heading_20_1">
      <style:text-properties officeooo:rsid="0102b86d" officeooo:paragraph-rsid="0102b86d"/>
    </style:style>
    <style:style style:name="P7" style:family="paragraph" style:parent-style-name="Heading_20_3">
      <style:text-properties officeooo:rsid="010d2049" officeooo:paragraph-rsid="010d2049"/>
    </style:style>
    <style:style style:name="P8" style:family="paragraph" style:parent-style-name="Heading_20_3">
      <style:text-properties officeooo:rsid="01182936" officeooo:paragraph-rsid="01182936"/>
    </style:style>
    <style:style style:name="P9" style:family="paragraph" style:parent-style-name="Heading_20_3">
      <style:text-properties officeooo:rsid="011d068e" officeooo:paragraph-rsid="011d068e"/>
    </style:style>
    <style:style style:name="P10" style:family="paragraph" style:parent-style-name="Text_20_body">
      <style:text-properties officeooo:rsid="010487a3" officeooo:paragraph-rsid="010487a3"/>
    </style:style>
    <style:style style:name="P11" style:family="paragraph" style:parent-style-name="Text_20_body">
      <style:text-properties officeooo:rsid="0104f3e4" officeooo:paragraph-rsid="010d2049"/>
    </style:style>
    <style:style style:name="P12" style:family="paragraph" style:parent-style-name="Text_20_body">
      <style:text-properties officeooo:rsid="01168adc" officeooo:paragraph-rsid="01168adc"/>
    </style:style>
    <style:style style:name="P13" style:family="paragraph" style:parent-style-name="Text_20_body">
      <style:text-properties officeooo:rsid="01194471" officeooo:paragraph-rsid="01194471"/>
    </style:style>
    <style:style style:name="P14" style:family="paragraph" style:parent-style-name="Text_20_body">
      <style:text-properties officeooo:rsid="011d06e3" officeooo:paragraph-rsid="011d06e3"/>
    </style:style>
    <style:style style:name="T1" style:family="text">
      <style:text-properties officeooo:rsid="0069cbf2"/>
    </style:style>
    <style:style style:name="T2" style:family="text">
      <style:text-properties officeooo:rsid="0105ae82"/>
    </style:style>
    <style:style style:name="T3" style:family="text">
      <style:text-properties officeooo:rsid="01069af1"/>
    </style:style>
    <style:style style:name="T4" style:family="text">
      <style:text-properties officeooo:rsid="010773b7"/>
    </style:style>
    <style:style style:name="T5" style:family="text">
      <style:text-properties officeooo:rsid="010b77a6"/>
    </style:style>
    <style:style style:name="T6" style:family="text">
      <style:text-properties officeooo:rsid="010c04b7"/>
    </style:style>
    <style:style style:name="T7" style:family="text">
      <style:text-properties officeooo:rsid="010ccbef"/>
    </style:style>
    <style:style style:name="T8" style:family="text">
      <style:text-properties officeooo:rsid="01118a6a"/>
    </style:style>
    <style:style style:name="T9" style:family="text">
      <style:text-properties officeooo:rsid="011a4eee"/>
    </style:style>
    <style:style style:name="T10" style:family="text">
      <style:text-properties officeooo:rsid="011b9827"/>
    </style:style>
    <style:style style:name="T11" style:family="text">
      <style:text-properties officeooo:rsid="011dfb8f"/>
    </style:style>
    <style:style style:name="T12" style:family="text">
      <style:text-properties officeooo:rsid="011ee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llet Box</text:p>
      <text:p text:style-name="P1">Game Design Document</text:p>
      <text:h text:style-name="P5" text:outline-level="1">Clarifications</text:h>
      <text:p text:style-name="P3">Bullet box is a temporary name.</text:p>
      <text:p text:style-name="P2">Parts in <text:span text:style-name="T1">pink/</text:span>red need improvement.</text:p>
      <text:h text:style-name="P6" text:outline-level="1">Spawning</text:h>
      <text:h text:style-name="P7" text:outline-level="3">Cost-budget system</text:h>
      <text:p text:style-name="P10">Spawning currently works by using a random index.</text:p>
      <text:p text:style-name="P11">The idea is to use a cost, and a budget. If the budget is lower than the cost <text:span text:style-name="T3">of the object</text:span>, it won’t spawn <text:span text:style-name="T2">the object. </text:span><text:span text:style-name="T6">When the object is spawned, it deduces its cost from the budget (negative costs make the budget grow)</text:span><text:span text:style-name="T4">. </text:span></text:p>
      <text:p text:style-name="P11"><text:span text:style-name="T5">The problem is that </text:span><text:span text:style-name="T7">objects with lower cost will deplete the budget before </text:span><text:span text:style-name="T8">it </text:span><text:span text:style-name="T7">allows for the spawning </text:span><text:span text:style-name="T8">of higher cost enemies</text:span><text:span text:style-name="T7">.</text:span></text:p>
      <text:h text:style-name="P8" text:outline-level="3">Chance</text:h>
      <text:p text:style-name="P13">Each spawnable has a lower chance of getting spawned every time it spawn<text:span text:style-name="T9">s, every time it isn’t spawned, it’ll increase that chance.</text:span></text:p>
      <text:h text:style-name="P9" text:outline-level="3">Separation</text:h>
      <text:p text:style-name="P14">Separating the spawnables into layers <text:span text:style-name="T11">of high cost spawners and lower cost spawners can </text:span><text:span text:style-name="T12">allow for diverse and homogenous spawning</text:span><text:span text:style-name="T11">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13:01.745000000</meta:creation-date>
    <dc:date>2022-03-02T15:51:59.318000000</dc:date>
    <meta:editing-duration>PT9H1M42S</meta:editing-duration>
    <meta:editing-cycles>23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4" meta:word-count="138" meta:character-count="810" meta:non-whitespace-character-count="685"/>
  </office:meta>
</office:document-meta>
</file>